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5c124"/>
    </style:style>
    <style:style style:name="P2" style:family="paragraph" style:parent-style-name="Heading_20_2">
      <style:text-properties officeooo:paragraph-rsid="0005c124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Heading_20_3">
      <style:paragraph-properties fo:break-before="pag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Heading_20_2">
      <style:paragraph-properties fo:break-before="page"/>
    </style:style>
    <style:style style:name="P11" style:family="paragraph" style:parent-style-name="Text_20_body" style:list-style-name="L7"/>
    <style:style style:name="P12" style:family="paragraph" style:parent-style-name="Text_20_body">
      <style:text-properties officeooo:paragraph-rsid="0006a0f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Dans la Chambre des Trois Axes, le Triangle n’est pas décoratif.</text:h>
      <text:h text:style-name="P2" text:outline-level="2">Il réagit.</text:h>
      <text:h text:style-name="P2" text:outline-level="2">Chaque sommet correspond à une direction du continent et à un Souffle.</text:h>
      <text:p text:style-name="P1"/>
      <text:p text:style-name="P1">Nord — Vaelkarion</text:p>
      <text:p text:style-name="P1">Ouest — Umbraelyx</text:p>
      <text:p text:style-name="P1">Est — Eldryndor</text:p>
      <text:p text:style-name="Text_20_body">Au centre : le Cercle du Passage.</text:p>
      <text:p text:style-name="Horizontal_20_Line"/>
      <text:h text:style-name="Heading_20_2" text:outline-level="2">Activation d’une seule pierre</text:h>
      <text:h text:style-name="Heading_20_3" text:outline-level="3">🔹 Sommet Nord — Vaelkarion</text:h>
      <text:p text:style-name="Text_20_body">Quand il s’active :</text:p>
      <text:list text:style-name="L1">
        <text:list-item>
          <text:p text:style-name="P3">L’anneau émet une lueur froide et claire.</text:p>
        </text:list-item>
        <text:list-item>
          <text:p text:style-name="P3">Les ombres dans la salle se raccourcissent.</text:p>
        </text:list-item>
        <text:list-item>
          <text:p text:style-name="P3">Les écritures gravées deviennent plus nettes.</text:p>
        </text:list-item>
      </text:list>
      <text:p text:style-name="Text_20_body">Effet sur le monde :</text:p>
      <text:list text:style-name="L2">
        <text:list-item>
          <text:p text:style-name="P4">Des vérités cachées émergent.</text:p>
        </text:list-item>
        <text:list-item>
          <text:p text:style-name="P4">Des illusions se dissipent.</text:p>
        </text:list-item>
        <text:list-item>
          <text:p text:style-name="P4">Des secrets sont révélés malgré ceux qui voudraient les taire.</text:p>
        </text:list-item>
      </text:list>
      <text:p text:style-name="P1">Danger :<text:line-break/>Trop d’activation peut provoquer des révélations destructrices.</text:p>
      <text:p text:style-name="P1">Rois renversés. Alliances brisées.</text:p>
      <text:p text:style-name="Horizontal_20_Line"/>
      <text:h text:style-name="Heading_20_3" text:outline-level="3"/>
      <text:h text:style-name="P5" text:outline-level="3">🔹 Sommet Ouest — Umbraelyx</text:h>
      <text:p text:style-name="Text_20_body">Quand il s’active :</text:p>
      <text:list text:style-name="L3">
        <text:list-item>
          <text:p text:style-name="P6">L’anneau pulse d’une lumière sombre, presque violette.</text:p>
        </text:list-item>
        <text:list-item>
          <text:p text:style-name="P6">La température chute légèrement.</text:p>
        </text:list-item>
        <text:list-item>
          <text:p text:style-name="P6">Les torches vacillent.</text:p>
        </text:list-item>
      </text:list>
      <text:p text:style-name="Text_20_body">Effet sur le monde :</text:p>
      <text:list text:style-name="L4">
        <text:list-item>
          <text:p text:style-name="P7">Des transformations imprévues.</text:p>
        </text:list-item>
        <text:list-item>
          <text:p text:style-name="P7">Des épreuves.</text:p>
        </text:list-item>
        <text:list-item>
          <text:p text:style-name="P7">Des mutations subtiles.</text:p>
        </text:list-item>
      </text:list>
      <text:p text:style-name="P1">Danger :</text:p>
      <text:p text:style-name="P1">Ce qui change ne revient jamais exactement à son état initial.</text:p>
      <text:p text:style-name="Horizontal_20_Line"/>
      <text:h text:style-name="Heading_20_3" text:outline-level="3">🔹 Sommet Est — Eldryndor (Irthélys)</text:h>
      <text:p text:style-name="Text_20_body">Quand il s’active :</text:p>
      <text:list text:style-name="L5">
        <text:list-item>
          <text:p text:style-name="P8">L’anneau ne brille pas fortement.</text:p>
        </text:list-item>
        <text:list-item>
          <text:p text:style-name="P8">Il absorbe la lumière autour de lui.</text:p>
        </text:list-item>
        <text:list-item>
          <text:p text:style-name="P8">L’air devient dense.</text:p>
        </text:list-item>
      </text:list>
      <text:p text:style-name="Text_20_body">Effet sur le monde :</text:p>
      <text:list text:style-name="L6">
        <text:list-item>
          <text:p text:style-name="P9">Ouvertures de seuils instables.</text:p>
        </text:list-item>
        <text:list-item>
          <text:p text:style-name="P9">Ralentissement du temps dans certaines zones.</text:p>
        </text:list-item>
        <text:list-item>
          <text:p text:style-name="P9">Sensation de suspension.</text:p>
        </text:list-item>
      </text:list>
      <text:p text:style-name="P1">Danger :</text:p>
      <text:p text:style-name="P1">Si l’activation dure trop longtemps, le Passage central commence à répondre.</text:p>
      <text:p text:style-name="Horizontal_20_Line"/>
      <text:h text:style-name="Heading_20_2" text:outline-level="2"/>
      <text:h text:style-name="P10" text:outline-level="2">Activation double</text:h>
      <text:p text:style-name="Text_20_body">Si deux sommets s’activent en même temps :</text:p>
      <text:p text:style-name="P1">Les anneaux vibrent ensemble.</text:p>
      <text:p text:style-name="P1">Le sol de la Chambre tremble légèrement.</text:p>
      <text:p text:style-name="Text_20_body">Effet :</text:p>
      <text:list text:style-name="L7">
        <text:list-item>
          <text:p text:style-name="P11">Les fissures deviennent plus larges.</text:p>
        </text:list-item>
        <text:list-item>
          <text:p text:style-name="P11">Des phénomènes intermondes apparaissent.</text:p>
        </text:list-item>
        <text:list-item>
          <text:p text:style-name="P11">Des êtres peuvent traverser… involontairement.</text:p>
        </text:list-item>
      </text:list>
      <text:p text:style-name="Text_20_body">L’Ordre appelle cela un <text:span text:style-name="Strong_20_Emphasis">Désaccord Majeur</text:span>.</text:p>
      <text:p text:style-name="Horizontal_20_Line"/>
      <text:h text:style-name="Heading_20_2" text:outline-level="2">Activation triple</text:h>
      <text:p text:style-name="Text_20_body">Si les trois anneaux s’embrasent simultanément :</text:p>
      <text:p text:style-name="Text_20_body">Le cercle central s’ouvre.</text:p>
      <text:p text:style-name="Text_20_body">Pas physiquement.</text:p>
      <text:p text:style-name="Text_20_body">Mais la réalité devient perméable.</text:p>
      <text:p text:style-name="Text_20_body">Dans la Plaie du Ciel, la lumière et l’ombre se mêlent.</text:p>
      <text:p text:style-name="P12">Et sous le Monument des Échos…</text:p>
      <text:p text:style-name="P12">l’Ombre tente de reprendre forme.</text:p>
      <text:p text:style-name="Text_20_body">Ceci est appelé :</text:p>
      <text:p text:style-name="Text_20_body"><text:span text:style-name="Strong_20_Emphasis">L’Ouverture du Seuil.</text:span></text:p>
      <text:p text:style-name="Text_20_body">L’Ordre Sacré craint que cela ne soit arrivé une seule fois dans l’histoire.</text:p>
      <text:p text:style-name="Text_20_body">Personne ne sait ce qui en est sort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16:28.667543500</meta:creation-date>
    <dc:date>2026-02-26T22:18:31.086102400</dc:date>
    <meta:editing-duration>PT2M2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3" meta:paragraph-count="62" meta:word-count="343" meta:character-count="2059" meta:non-whitespace-character-count="1793"/>
  </office:meta>
</office:document-meta>
</file>